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ModuleHelp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putModuleHelper.InputModuleHelper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ModuleHelper.getVariableResolver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putModuleHelper.resolv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